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4955281" text:style-name="L1">
        <text:list-item>
          <text:p text:style-name="P2">Для кожної послуги має бути період активності, тобто дата активації та деактивації. - Done</text:p>
        </text:list-item>
        <text:list-item>
          <text:p text:style-name="P2">Для кожної команди треба зробити флажок активності (активна-неактивна). - Done</text:p>
        </text:list-item>
        <text:list-item>
          <text:p text:style-name="P2">Відслідковування змін сервісів — додати (версіонність). Забезпечити можливість повернення до старої версії. - Done</text:p>
        </text:list-item>
        <text:list-item>
          <text:p text:style-name="P1">Додати ланцюжки хендлерів. Кожен хендлер повертає напрямок руху (вперед-назад).</text:p>
        </text:list-item>
        <text:list-item>
          <text:p text:style-name="P1">Додати типи помилок (помилка або попередження). - Done</text:p>
        </text:list-item>
        <text:list-item>
          <text:p text:style-name="P1">Додати можливість пакету заявок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Shmygelskyy</meta:initial-creator>
    <meta:creation-date>2014-10-16T15:19:22</meta:creation-date>
    <dc:date>2014-10-20T13:20:14</dc:date>
    <dc:creator>Serge Shmygelskyy</dc:creator>
    <meta:editing-duration>PT52M20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6" meta:word-count="65" meta:character-count="12" meta:non-whitespace-character-count="406"/>
  </office:meta>
</office:document-meta>
</file>